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d33c" officeooo:paragraph-rsid="0009c963"/>
    </style:style>
    <style:style style:name="P2" style:family="paragraph" style:parent-style-name="Standard">
      <style:text-properties officeooo:rsid="001fcbf5" officeooo:paragraph-rsid="0009c963"/>
    </style:style>
    <style:style style:name="P3" style:family="paragraph" style:parent-style-name="Standard">
      <style:text-properties officeooo:rsid="0020e173" officeooo:paragraph-rsid="0009c963"/>
    </style:style>
    <style:style style:name="P4" style:family="paragraph" style:parent-style-name="Standard">
      <style:text-properties officeooo:rsid="0022d33c" officeooo:paragraph-rsid="0009c963"/>
    </style:style>
    <style:style style:name="P5" style:family="paragraph" style:parent-style-name="Standard">
      <style:text-properties officeooo:rsid="000bb2f1" officeooo:paragraph-rsid="000bb2f1"/>
    </style:style>
    <style:style style:name="P6" style:family="paragraph" style:parent-style-name="Standard">
      <style:text-properties officeooo:rsid="000d5d9f" officeooo:paragraph-rsid="000d5d9f"/>
    </style:style>
    <style:style style:name="P7" style:family="paragraph" style:parent-style-name="Standard">
      <style:text-properties officeooo:rsid="000f5803" officeooo:paragraph-rsid="000f5803"/>
    </style:style>
    <style:style style:name="P8" style:family="paragraph" style:parent-style-name="Standard">
      <style:text-properties officeooo:rsid="0010bd20" officeooo:paragraph-rsid="0010bd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ve a good insight into the multiple data sets</text:p>
      <text:p text:style-name="P3">Descriptive Statistics</text:p>
      <text:p text:style-name="P3">-Mean, Median, Mode</text:p>
      <text:p text:style-name="P3">-Summary()</text:p>
      <text:p text:style-name="P3"/>
      <text:p text:style-name="P1">Fit some sort of linear regression model</text:p>
      <text:p text:style-name="P1">-Plot data points and put line of best fit</text:p>
      <text:p text:style-name="P1">-Correlation heat map</text:p>
      <text:p text:style-name="P1">-Model diagnostics I.e look at errors</text:p>
      <text:p text:style-name="P1"/>
      <text:p text:style-name="P1">Install.packages(ggplot2)</text:p>
      <text:p text:style-name="P1">-ggcorr(dataset)</text:p>
      <text:p text:style-name="P1">--heat map for correlation</text:p>
      <text:p text:style-name="P1"/>
      <text:p text:style-name="P1">For Visualization stick to ggplot2</text:p>
      <text:p text:style-name="P1"/>
      <text:p text:style-name="P1">Unlabeled Data</text:p>
      <text:p text:style-name="P1">-kmeans functions in R (google it)</text:p>
      <text:p text:style-name="P1"/>
      <text:p text:style-name="P1">Clustering &amp; Regression &amp; Map gives insight</text:p>
      <text:p text:style-name="P1">Really what I’m doing is data mining. Regression is a big part of that.</text:p>
      <text:p text:style-name="P1">Logistic Regression</text:p>
      <text:p text:style-name="P1"/>
      <text:p text:style-name="P1">Visualization</text:p>
      <text:p text:style-name="P1">-Plotting points over the map</text:p>
      <text:p text:style-name="P1"/>
      <text:p text:style-name="P1">Igraph if graph theory comes up</text:p>
      <text:p text:style-name="P1">-Geospatial data and clustering use graph theory methods</text:p>
      <text:p text:style-name="P1"/>
      <text:p text:style-name="P1">If I have time series data</text:p>
      <text:p text:style-name="P1">-Look into Arima modeling</text:p>
      <text:p text:style-name="P1"/>
      <text:p text:style-name="P1">Nothing to worry about</text:p>
      <text:p text:style-name="P6">lating </text:p>
      <text:p text:style-name="P1">QTM – Their take on statistic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Introduction to Data</text:p>
      <text:p text:style-name="P5"/>
      <text:p text:style-name="P6">Data: </text:p>
      <text:p text:style-name="P6">Understand data first</text:p>
      <text:p text:style-name="P6">Descriptive Statistics</text:p>
      <text:p text:style-name="P6"/>
      <text:p text:style-name="P7">Increase performace level and iinjury levels</text:p>
      <text:p text:style-name="P7"/>
      <text:p text:style-name="P7">Loading in a contact area?</text:p>
      <text:p text:style-name="P7">Effort levels?</text:p>
      <text:p text:style-name="P7">Build non contact / contact control sessions</text:p>
      <text:p text:style-name="P7"/>
      <text:p text:style-name="P7">Coaches track how feeling each day</text:p>
      <text:p text:style-name="P7">Track wellness information</text:p>
      <text:p text:style-name="P7">-eating</text:p>
      <text:p text:style-name="P7">-health</text:p>
      <text:p text:style-name="P7">-feeling</text:p>
      <text:p text:style-name="P7">Get back into tip top shape</text:p>
      <text:p text:style-name="P7"/>
      <text:p text:style-name="P7">Strength conditioning information?</text:p>
      <text:p text:style-name="P7"/>
      <text:p text:style-name="P8">Fatigue caused by running, tackling, etc</text:p>
      <text:p text:style-name="P8">Different modalit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8:00:30.380773051</meta:creation-date>
    <dc:date>2019-04-07T20:00:43.964773255</dc:date>
    <meta:editing-duration>PT10H15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181" meta:character-count="1159" meta:non-whitespace-character-count="1019"/>
  </office:meta>
</office:document-meta>
</file>